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FreeSans1" svg:font-family="FreeSans" style:font-family-generic="swiss"/>
    <style:font-face style:name="Gentium Book Basic" svg:font-family="'Gentium Book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text-autospace="ideograph-alpha" style:punctuation-wrap="hanging" style:line-break="strict"/>
      <style:text-properties fo:font-size="10pt" fo:font-weight="bold" officeooo:rsid="0025e753" officeooo:paragraph-rsid="0025e753" style:font-size-asian="8.75pt" style:font-weight-asian="bold" style:font-size-complex="10pt" style:font-weight-complex="bold" fo:hyphenate="false" fo:hyphenation-remain-char-count="2" fo:hyphenation-push-char-count="2"/>
    </style:style>
    <style:style style:name="P2" style:family="paragraph" style:parent-style-name="Text_20_body">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text-autospace="ideograph-alpha" style:punctuation-wrap="hanging" style:line-break="strict"/>
      <style:text-properties fo:font-size="10pt" fo:font-weight="bold" officeooo:rsid="00371aa0" officeooo:paragraph-rsid="003a5113" style:font-size-asian="8.75pt" style:font-weight-asian="bold" style:font-size-complex="10pt" style:font-weight-complex="bold" fo:hyphenate="false" fo:hyphenation-remain-char-count="2" fo:hyphenation-push-char-count="2"/>
    </style:style>
    <style:style style:name="P3" style:family="paragraph" style:parent-style-name="Text_20_body">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text-autospace="ideograph-alpha" style:punctuation-wrap="hanging" style:line-break="strict"/>
      <style:text-properties fo:font-size="10pt" fo:font-weight="bold" officeooo:rsid="003533b3" officeooo:paragraph-rsid="003533b3" style:font-size-asian="10pt" style:font-weight-asian="bold" style:font-size-complex="10pt" style:font-weight-complex="bold" fo:hyphenate="false" fo:hyphenation-remain-char-count="2" fo:hyphenation-push-char-count="2"/>
    </style:style>
    <style:style style:name="P4" style:family="paragraph" style:parent-style-name="Text_20_body">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text-autospace="ideograph-alpha" style:punctuation-wrap="hanging" style:line-break="strict"/>
      <style:text-properties fo:font-size="10pt" fo:font-style="normal" fo:font-weight="bold" officeooo:rsid="0035386f" officeooo:paragraph-rsid="0035386f" style:font-size-asian="10pt" style:font-style-asian="normal" style:font-weight-asian="bold" style:font-size-complex="10pt" style:font-style-complex="normal" style:font-weight-complex="bold" fo:hyphenate="false" fo:hyphenation-remain-char-count="2" fo:hyphenation-push-char-count="2"/>
    </style:style>
    <style:style style:name="P5" style:family="paragraph" style:parent-style-name="Text_20_body">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text-autospace="ideograph-alpha" style:punctuation-wrap="hanging" style:line-break="strict"/>
      <style:text-properties fo:font-size="10pt" fo:font-style="normal" fo:font-weight="normal" officeooo:rsid="003533b3" officeooo:paragraph-rsid="003533b3" style:font-size-asian="10pt" style:font-style-asian="normal" style:font-weight-asian="normal" style:font-size-complex="10pt" style:font-style-complex="normal" style:font-weight-complex="normal" fo:hyphenate="false" fo:hyphenation-remain-char-count="2" fo:hyphenation-push-char-count="2"/>
    </style:style>
    <style:style style:name="P6" style:family="paragraph" style:parent-style-name="Text_20_body">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text-autospace="ideograph-alpha" style:punctuation-wrap="hanging" style:line-break="strict"/>
      <style:text-properties fo:font-size="10pt" fo:font-style="normal" fo:font-weight="normal" officeooo:rsid="0025e753" officeooo:paragraph-rsid="0025e753" style:font-size-asian="10pt" style:font-style-asian="normal" style:font-weight-asian="normal" style:font-size-complex="10pt" style:font-style-complex="normal" style:font-weight-complex="normal" fo:hyphenate="false" fo:hyphenation-remain-char-count="2" fo:hyphenation-push-char-count="2"/>
    </style:style>
    <style:style style:name="P7" style:family="paragraph" style:parent-style-name="Text_20_body">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text-autospace="ideograph-alpha" style:punctuation-wrap="hanging" style:line-break="strict"/>
      <style:text-properties fo:font-size="10pt" fo:font-style="normal" fo:font-weight="normal" officeooo:rsid="0035386f" officeooo:paragraph-rsid="0035386f" style:font-size-asian="10pt" style:font-style-asian="normal" style:font-weight-asian="normal" style:font-size-complex="10pt" style:font-style-complex="normal" style:font-weight-complex="normal" fo:hyphenate="false" fo:hyphenation-remain-char-count="2" fo:hyphenation-push-char-count="2"/>
    </style:style>
    <style:style style:name="P8" style:family="paragraph" style:parent-style-name="Text_20_body">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text-autospace="ideograph-alpha" style:punctuation-wrap="hanging" style:line-break="strict"/>
      <style:text-properties fo:font-size="10pt" fo:font-style="normal" fo:font-weight="normal" officeooo:rsid="00399e77" officeooo:paragraph-rsid="00399e77" style:font-size-asian="10pt" style:font-style-asian="normal" style:font-weight-asian="normal" style:font-size-complex="10pt" style:font-style-complex="normal" style:font-weight-complex="normal" fo:hyphenate="false" fo:hyphenation-remain-char-count="2" fo:hyphenation-push-char-count="2"/>
    </style:style>
    <style:style style:name="P9" style:family="paragraph" style:parent-style-name="Text_20_body">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text-autospace="ideograph-alpha" style:punctuation-wrap="hanging" style:line-break="strict"/>
      <style:text-properties officeooo:paragraph-rsid="0035386f" fo:hyphenate="false" fo:hyphenation-remain-char-count="2" fo:hyphenation-push-char-count="2"/>
    </style:style>
    <style:style style:name="P10" style:family="paragraph" style:parent-style-name="Text_20_body">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text-autospace="ideograph-alpha" style:punctuation-wrap="hanging" style:line-break="strict"/>
      <style:text-properties fo:font-size="12pt" fo:font-style="italic" fo:font-weight="normal" officeooo:rsid="0025e753" officeooo:paragraph-rsid="0025e753" style:font-size-asian="12pt" style:font-style-asian="italic" style:font-weight-asian="normal" style:font-size-complex="12pt" style:font-style-complex="italic" style:font-weight-complex="normal" fo:hyphenate="false" fo:hyphenation-remain-char-count="2" fo:hyphenation-push-char-count="2"/>
    </style:style>
    <style:style style:name="P11" style:family="paragraph" style:parent-style-name="Text_20_body">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text-autospace="ideograph-alpha" style:punctuation-wrap="hanging" style:line-break="strict"/>
      <style:text-properties fo:font-size="12pt" fo:font-style="italic" fo:font-weight="normal" officeooo:rsid="0029b58a" officeooo:paragraph-rsid="0029b58a" style:font-size-asian="12pt" style:font-style-asian="italic" style:font-weight-asian="normal" style:font-size-complex="12pt" style:font-style-complex="italic" style:font-weight-complex="normal" fo:hyphenate="false" fo:hyphenation-remain-char-count="2" fo:hyphenation-push-char-count="2"/>
    </style:style>
    <style:style style:name="P12" style:family="paragraph" style:parent-style-name="Text_20_body">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text-autospace="ideograph-alpha" style:punctuation-wrap="hanging" style:line-break="strict"/>
      <style:text-properties fo:font-size="12pt" fo:font-style="normal" fo:font-weight="normal" officeooo:rsid="0029b58a" officeooo:paragraph-rsid="0029b58a" style:font-size-asian="12pt" style:font-style-asian="normal" style:font-weight-asian="normal" style:font-size-complex="12pt" style:font-style-complex="normal" style:font-weight-complex="normal" fo:hyphenate="false" fo:hyphenation-remain-char-count="2" fo:hyphenation-push-char-count="2"/>
    </style:style>
    <style:style style:name="P13" style:family="paragraph" style:parent-style-name="Standard" style:list-style-name="L1">
      <style:text-properties fo:font-size="10pt" fo:font-weight="bold" officeooo:rsid="00414fcf" officeooo:paragraph-rsid="00414fcf" style:font-size-asian="8.75pt" style:font-weight-asian="bold" style:font-size-complex="10pt" style:font-weight-complex="bold"/>
    </style:style>
    <style:style style:name="P14" style:family="paragraph" style:parent-style-name="Standard">
      <style:text-properties fo:font-size="10pt" fo:font-weight="bold" officeooo:rsid="00414fcf" officeooo:paragraph-rsid="0033cb60" style:font-size-asian="8.75pt" style:font-weight-asian="bold" style:font-size-complex="10pt" style:font-weight-complex="bold"/>
    </style:style>
    <style:style style:name="P15" style:family="paragraph" style:parent-style-name="Standard" style:list-style-name="L1">
      <style:text-properties fo:font-size="10pt" fo:font-weight="bold" officeooo:rsid="0025e753" officeooo:paragraph-rsid="001cc4c6" style:font-size-asian="8.75pt" style:font-weight-asian="bold" style:font-size-complex="10pt" style:font-weight-complex="bold"/>
    </style:style>
    <style:style style:name="P16" style:family="paragraph" style:parent-style-name="Standard" style:list-style-name="L1">
      <style:text-properties fo:font-size="10pt" fo:font-weight="bold" officeooo:rsid="0030cd9f" officeooo:paragraph-rsid="0030cd9f" style:font-size-asian="8.75pt" style:font-weight-asian="bold" style:font-size-complex="10pt" style:font-weight-complex="bold"/>
    </style:style>
    <style:style style:name="P17" style:family="paragraph" style:parent-style-name="Standard" style:list-style-name="L1">
      <style:text-properties fo:font-size="10pt" fo:font-weight="bold" officeooo:rsid="003165ba" officeooo:paragraph-rsid="003165ba" style:font-size-asian="8.75pt" style:font-weight-asian="bold" style:font-size-complex="10pt" style:font-weight-complex="bold"/>
    </style:style>
    <style:style style:name="P18" style:family="paragraph" style:parent-style-name="Standard" style:list-style-name="L1">
      <style:text-properties fo:font-size="10pt" fo:font-weight="bold" officeooo:rsid="00534c52" officeooo:paragraph-rsid="00534c52" style:font-size-asian="8.75pt" style:font-weight-asian="bold" style:font-size-complex="10pt" style:font-weight-complex="bold"/>
    </style:style>
    <style:style style:name="P19" style:family="paragraph" style:parent-style-name="Standard">
      <style:text-properties fo:font-size="10pt" fo:font-weight="bold" officeooo:rsid="00561ebe" officeooo:paragraph-rsid="00561ebe" style:font-size-asian="8.75pt" style:font-weight-asian="bold" style:font-size-complex="10pt" style:font-weight-complex="bold"/>
    </style:style>
    <style:style style:name="P20" style:family="paragraph" style:parent-style-name="Standard">
      <style:text-properties fo:font-size="10pt" fo:font-weight="bold" officeooo:rsid="00586234" officeooo:paragraph-rsid="00561ebe" style:font-size-asian="8.75pt" style:font-weight-asian="bold" style:font-size-complex="10pt" style:font-weight-complex="bold"/>
    </style:style>
    <style:style style:name="P21" style:family="paragraph" style:parent-style-name="Standard" style:list-style-name="L1">
      <style:text-properties fo:font-size="10pt" fo:font-style="normal" fo:font-weight="bold" officeooo:rsid="003165ba" officeooo:paragraph-rsid="003165ba" style:font-size-asian="8.75pt" style:font-style-asian="normal" style:font-weight-asian="bold" style:font-size-complex="10pt" style:font-style-complex="normal" style:font-weight-complex="bold"/>
    </style:style>
    <style:style style:name="P22" style:family="paragraph" style:parent-style-name="Text_20_body">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text-autospace="ideograph-alpha" style:punctuation-wrap="hanging" style:line-break="strict"/>
      <style:text-properties fo:font-size="12pt" fo:font-style="normal" fo:font-weight="normal" officeooo:rsid="005285df" officeooo:paragraph-rsid="005285df" style:font-size-asian="12pt" style:font-style-asian="normal" style:font-weight-asian="normal" style:font-size-complex="12pt" style:font-style-complex="normal" style:font-weight-complex="normal" fo:hyphenate="false" fo:hyphenation-remain-char-count="2" fo:hyphenation-push-char-count="2"/>
    </style:style>
    <style:style style:name="P23" style:family="paragraph" style:parent-style-name="Text_20_body">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text-autospace="ideograph-alpha" style:punctuation-wrap="hanging" style:line-break="strict"/>
      <style:text-properties fo:font-size="10pt" fo:font-weight="bold" officeooo:rsid="002be77e" officeooo:paragraph-rsid="003bd51b" style:font-size-asian="8.75pt" style:font-weight-asian="bold" style:font-size-complex="10pt" style:font-weight-complex="bold" fo:hyphenate="false" fo:hyphenation-remain-char-count="2" fo:hyphenation-push-char-count="2"/>
    </style:style>
    <style:style style:name="P24" style:family="paragraph" style:parent-style-name="Text_20_body">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text-autospace="ideograph-alpha" style:punctuation-wrap="hanging" style:line-break="strict"/>
      <style:text-properties style:font-name="Gentium Book Basic" fo:font-size="12pt" fo:font-style="normal" fo:font-weight="normal" officeooo:rsid="00535faf" officeooo:paragraph-rsid="00535faf" style:font-size-asian="12pt" style:font-style-asian="normal" style:font-weight-asian="normal" style:font-size-complex="12pt" style:font-style-complex="normal" style:font-weight-complex="normal" fo:hyphenate="false" fo:hyphenation-remain-char-count="2" fo:hyphenation-push-char-count="2"/>
    </style:style>
    <style:style style:name="P25" style:family="paragraph" style:parent-style-name="Text_20_body">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text-autospace="ideograph-alpha" style:punctuation-wrap="hanging" style:line-break="strict"/>
      <style:text-properties style:font-name="Gentium Book Basic" fo:font-size="12pt" fo:font-style="normal" fo:font-weight="normal" officeooo:rsid="0054674d" officeooo:paragraph-rsid="0054674d" style:font-size-asian="12pt" style:font-style-asian="normal" style:font-weight-asian="normal" style:font-size-complex="12pt" style:font-style-complex="normal" style:font-weight-complex="normal" fo:hyphenate="false" fo:hyphenation-remain-char-count="2" fo:hyphenation-push-char-count="2"/>
    </style:style>
    <style:style style:name="T1" style:family="text">
      <style:text-properties fo:font-style="italic" style:font-style-asian="italic" style:font-style-complex="italic"/>
    </style:style>
    <style:style style:name="T2" style:family="text">
      <style:text-properties fo:font-style="italic" officeooo:rsid="0030cd9f"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30cd9f" style:font-style-asian="normal" style:font-style-complex="normal"/>
    </style:style>
    <style:style style:name="T6" style:family="text">
      <style:text-properties fo:font-size="10pt" fo:font-style="normal" fo:font-weight="normal" officeooo:rsid="0035386f" style:font-size-asian="10pt" style:font-style-asian="normal" style:font-weight-asian="normal" style:font-size-complex="10pt" style:font-style-complex="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29c46b" style:font-weight-asian="normal" style:font-weight-complex="normal"/>
    </style:style>
    <style:style style:name="T9" style:family="text">
      <style:text-properties officeooo:rsid="0030cd9f"/>
    </style:style>
    <style:style style:name="T10" style:family="text">
      <style:text-properties officeooo:rsid="0035386f"/>
    </style:style>
    <style:style style:name="T11" style:family="text">
      <style:text-properties style:font-name="Gentium Book Basic" fo:font-size="12pt" fo:font-style="normal" fo:font-weight="normal" officeooo:rsid="003a5113" style:font-size-asian="10.5pt" style:font-style-asian="normal" style:font-weight-asian="normal" style:font-size-complex="12pt" style:font-style-complex="normal" style:font-weight-complex="normal"/>
    </style:style>
    <style:style style:name="T12" style:family="text">
      <style:text-properties officeooo:rsid="0051c99c"/>
    </style:style>
    <style:style style:name="T13" style:family="text">
      <style:text-properties officeooo:rsid="0057077e"/>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9">Mumia Abu-Jamal</text:p>
      <text:p text:style-name="P19"/>
      <text:p text:style-name="P19">Eldridge Cleaver</text:p>
      <text:p text:style-name="P19">- fled to Algeria</text:p>
      <text:p text:style-name="P20">- “The ideology of the Black Panther Party is the historical experience of Black people and the wisdom gained by Black people in their 400 year long struggle against the system of racist oppression and economic exploitation in Babylon, interpreted through the prism of the Marxist-Lenin analysis by our Minister of Defense, Huey P. Newton.”</text:p>
      <text:p text:style-name="P19"/>
      <text:p text:style-name="P19">COINTELPRO:</text:p>
      <text:p text:style-name="P19">S2 Unit of FBI → “Racial Intelligence unit”</text:p>
      <text:p text:style-name="P19"/>
      <text:p text:style-name="P19">John Huggins &amp; Bunchy Carter: killed @ UCLA by members of rival group.</text:p>
      <text:p text:style-name="P19">- murder influenced by FBI informant</text:p>
      <text:p text:style-name="P19"/>
      <text:p text:style-name="P19">Panther 21 case:</text:p>
      <text:p text:style-name="P19">Ralph White &amp; Gene Roberts were ushered into separate rooms upon arrest, then released</text:p>
      <text:p text:style-name="P19">- Gene Roberts: was Malcolm X's body guard when assassinated</text:p>
      <text:p text:style-name="P19">21 were charged with 156 counts, found not guilty on all &amp; released</text:p>
      <text:p text:style-name="P19"/>
      <text:p text:style-name="P19">Bobby Hutton – killed by police after fleeing upon visiting a location where Cleaver was</text:p>
      <text:p text:style-name="P19"/>
      <text:p text:style-name="P19">Fred Hampton:</text:p>
      <text:p text:style-name="P19">- important figure in Chicago BPP movement</text:p>
      <text:p text:style-name="P19">- was drugged by main security guard – sec guard was FBI informant</text:p>
      <text:p text:style-name="P19">- 2:30am, Chicago Police break down door to serve search warrant</text:p>
      <text:p text:style-name="P19">Hampton &amp; pregnant partner in bed, shot multipel times</text:p>
      <text:p text:style-name="P19">- all gunshots were later proven to be entering the room, none exiting</text:p>
      <text:p text:style-name="P19"/>
      <text:p text:style-name="P19"/>
      <text:p text:style-name="P19"/>
      <text:p text:style-name="P19"/>
      <text:p text:style-name="P14">“<text:span text:style-name="T13">Free Huey Campaig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5184488769859850481" text:style-name="L1">
        <text:list-item>
          <text:list>
            <text:list-item>
              <text:p text:style-name="P13">Civil Rights Era: <text:span text:style-name="T12">Black Panther Party</text:span></text:p>
              <text:list>
                <text:list-item>
                  <text:p text:style-name="P18"/>
                </text:list-item>
                <text:list-item>
                  <text:p text:style-name="P18">?</text:p>
                </text:list-item>
                <text:list-item>
                  <text:p text:style-name="P18">?</text:p>
                </text:list-item>
                <text:list-item>
                  <text:p text:style-name="P18">?</text:p>
                </text:list-item>
              </text:list>
            </text:list-item>
            <text:list-item>
              <text:p text:style-name="P15"><text:s/><text:span text:style-name="T9">Modern Iteration</text:span></text:p>
              <text:list>
                <text:list-item>
                  <text:p text:style-name="P16">?</text:p>
                </text:list-item>
                <text:list-item>
                  <text:p text:style-name="P16">anti-WTO protest in Seattle</text:p>
                  <text:list>
                    <text:list-item>
                      <text:p text:style-name="P16">tens of thousands attended – diverse backgrounds</text:p>
                    </text:list-item>
                    <text:list-item>
                      <text:p text:style-name="P16">According to one public opinion poll released during the Seattle conference, American attitudes toward the agenda of the WTO and the transnationals are sharply divided along economic and class lines. Among </text:p>
                      <text:p text:style-name="P16">families making less than $20,000 a year, there was a three-to-one majority </text:p>
                      <text:p text:style-name="P16">believing that free trade agreements were harmful. Only among those with </text:p>
                      <text:p text:style-name="P16">incomes over $50,000 a year was there a narrow margin in favor of such </text:p>
                      <text:p text:style-name="P16">agreements, with broad support only among those in the highest income </text:p>
                      <text:p text:style-name="P16">brackets. (<text:span text:style-name="T1">World</text:span><text:span text:style-name="T4"> Socialist Web Site, Dec 6 1999)</text:span></text:p>
                    </text:list-item>
                    <text:list-item>
                      <text:p text:style-name="P21">It is clear that such sentiments reflect, not hostility to foreign trade in the </text:p>
                      <text:p text:style-name="P21">abstract, but deep suspicion of the globalization of the world economy </text:p>
                      <text:p text:style-name="P21">under the control of a few hundred giant transnational corporations, andfear of its impact on jobs, living standards, working conditions and democratic rights.</text:p>
                    </text:list-item>
                    <text:list-item>
                      <text:p text:style-name="P21">Sign of increased polarization w/ corrupt two party political system far removed from interests of common Americans</text:p>
                    </text:list-item>
                    <text:list-item>
                      <text:p text:style-name="P21">The Britishbusiness journal the Economist editorialized against any concession to anti-WTO protests, declaring, "It is hard to say which was worse—watching the militant dunces parade their ignorance through the streets of Seattle, or listening to their lame-brained governments respond to the 'arguments.'" The Wall Street Journal denounced those concerned by </text:p>
                      <text:p text:style-name="P17"><text:span text:style-name="T4">sweatshop exploitation in the Third World, saying: "if you are a Salvadoran mother desperate to feed your family or a Chinese teenager with no local job prospects, that 'sweatshop' </text:span><text:span text:style-name="T5"><text:s/>(</text:span><text:span text:style-name="T2">World</text:span><text:span text:style-name="T5"> Socialist Web Site, Dec 6 1999)</text:span></text:p>
                    </text:list-item>
                    <text:list-item>
                      <text:p text:style-name="P17"><text:span text:style-name="T5">i</text:span><text:span text:style-name="T4">ncreased severity of police response → req by Clinton administration – increased police violence / brutality, curfew imposed &amp; national guard called out</text:span></text:p>
                    </text:list-item>
                    <text:list-item>
                      <text:p text:style-name="P21">divergence: some believed it was violation of national souvereignty, others believed it was capitalism itself to blame for issues</text:p>
                    </text:list-item>
                    <text:list-item>
                      <text:p text:style-name="P21"/>
                    </text:list-item>
                  </text:list>
                </text:list-item>
                <text:list-item>
                  <text:p text:style-name="P16">Occupy movements</text:p>
                </text:list-item>
              </text:list>
            </text:list-item>
          </text:list>
        </text:list-item>
      </text:list>
      <text:p text:style-name="P1"/>
      <text:p text:style-name="P2">REFERENCES:</text:p>
      <text:p text:style-name="P2"><text:span text:style-name="T11"/></text:p>
      <text:p text:style-name="P2"/>
      <text:p text:style-name="P23"/>
      <text:p text:style-name="P5">1930-1950s:</text:p>
      <text:p text:style-name="P5">FASCIST ELEMENTS: Friends of New Germany, German American Bund, KKK</text:p>
      <text:p text:style-name="P3"/>
      <text:p text:style-name="P5">XV International Brigade</text:p>
      <text:p text:style-name="P5">American Council Against Nazi Propaganda</text:p>
      <text:p text:style-name="P5">The Popular Front</text:p>
      <text:p text:style-name="P5">Joint Anti-Fascist Refugee Committee</text:p>
      <text:p text:style-name="P8">Communist Party USA</text:p>
      <text:p text:style-name="P5"/>
      <text:p text:style-name="P6"/>
      <text:p text:style-name="P5">1960s-70s</text:p>
      <text:p text:style-name="P5">Progressive Labor Party</text:p>
      <text:p text:style-name="P5">Students for Democratic Society</text:p>
      <text:p text:style-name="P5">Trotskyist Socialist Workers Party</text:p>
      <text:p text:style-name="P5">New Left</text:p>
      <text:p text:style-name="P5">The Diggers</text:p>
      <text:p text:style-name="P5">Weather Underground</text:p>
      <text:p text:style-name="P5">Yippies</text:p>
      <text:p text:style-name="P5"><text:span text:style-name="T10">Black Mask / </text:span>Up Against the Walls Motherfuckers</text:p>
      <text:p text:style-name="P7">Black Panthers</text:p>
      <text:p text:style-name="P4"><text:span text:style-name="T8">U</text:span><text:span text:style-name="T7">nited Federated Forces of the Symbionese Liberation Army (SLA)</text:span></text:p>
      <text:p text:style-name="P7">Revolutionary Communist Party</text:p>
      <text:p text:style-name="P4"/>
      <text:p text:style-name="P9"><text:span text:style-name="T6">history of black bloc?</text:span>5. Plaintiff v. Defendant, Court Case Number (Abbreviated Name of the Court. Year). </text:p>
      <text:p text:style-name="P4"/>
      <text:p text:style-name="P7">1980S:</text:p>
      <text:p text:style-name="P7">Love &amp; Rage Network</text:p>
      <text:p text:style-name="P7"/>
      <text:p text:style-name="P7"/>
      <text:p text:style-name="P10"/>
      <text:p text:style-name="P22">other:</text:p>
      <text:p text:style-name="P22">- paramoralisms</text:p>
      <text:p text:style-name="P22"/>
      <text:p text:style-name="P24">Federal Bureau of Investigations. “Black Panther Party North Carolina Part 3 of 15.” FBIHQ File #105-165706-8, Section 3.</text:p>
      <text:p text:style-name="P25"/>
      <text:p text:style-name="P25">Federal Bureau of Investigations. “Black Panther Party Part 23 of 34.” Retrieved November 1, 2017 from <text:a xlink:type="simple" xlink:href="https://vault.fbi.gov/Black%20Panther%20Party%20/Black%20Panther%20Party%20Part%2023%20of%2034/view">https://vault.fbi.gov/Black%20Panther%20Party%20/Black%20Panther%20Party%20Part%2023%20of%2034/view</text:a>.</text:p>
      <text:p text:style-name="P24"/>
      <text:p text:style-name="P24">Richardson, Michael. “J. Edgar Hoover Personally Ordered FBI to Initiate COINTELPRO Dirty Tricks Against Panthers in 'Omaha Two' Case.” <text:span text:style-name="T1">OpEd News. </text:span>January 23, 2009. Retrieved November 1, 2017 from <text:a xlink:type="simple" xlink:href="https://www.opednews.com/populum/page.php?f=J-Edgar-Hoover-personally-by-Michael-Richardson-090123-327.html">https://www.opednews.com/populum/page.php?f=J-Edgar-Hoover-personally-by-Michael-Richardson-090123-327.html</text:a>.</text:p>
      <text:p text:style-name="P24"/>
      <text:p text:style-name="P24">Rosenfeld, Seth. “New FBI Files Show Wide Rang of Black Panther Informant's Activities.” <text:span text:style-name="T3">Reveal. </text:span>June 9, 2015. Retrieved November 1, 2017 from <text:a xlink:type="simple" xlink:href="https://www.revealnews.org/article/new-fbi-files-show-wide-range-of-black-panther-informants-activities/">https://www.revealnews.org/article/new-fbi-files-show-wide-range-of-black-panther-informants-activities/</text:a>.</text:p>
      <text:p text:style-name="P24"/>
      <text:p text:style-name="P24"/>
      <text:p text:style-name="P24">Taylor, G. Flint. “How the FBI Conspired to Destroy the Black Panther Party.” <text:span text:style-name="T1">In These Times.</text:span> December 4, 2013. Retrieved November 1, 2017 from <text:a xlink:type="simple" xlink:href="http://inthesetimes.com/article/15949/how_the_fbi_conspired_to_destroy_the_black_panther_party">http://inthesetimes.com/article/15949/how_the_fbi_conspired_to_destroy_the_black_panther_party</text:a>.</text:p>
      <text:p text:style-name="P24"/>
      <text:p text:style-name="P22"/>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ce style:name="FreeSans1" svg:font-family="FreeSans" style:font-family-generic="swiss"/>
    <style:font-face style:name="Gentium Book Basic" svg:font-family="'Gentium Book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WW8Num4z0" style:family="text"/>
    <style:style style:name="WW8Num4z1" style:family="text"/>
    <style:style style:name="WW8Num4z2" style:family="text"/>
    <style:style style:name="WW8Num4z3" style:family="text"/>
    <style:style style:name="WW8Num4z4" style:family="text">
      <style:text-properties style:font-name="Symbol" fo:font-family="Symbol" style:font-name-complex="Symbol" style:font-family-comple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
      <text:list-level-style-number text:level="1" text:style-name="WW8Num4z0"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prefix=" "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4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4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4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4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8:27:45.752433255</meta:creation-date>
    <dc:date>2017-11-02T14:35:55.335848819</dc:date>
    <meta:editing-duration>P7DT11H23M34S</meta:editing-duration>
    <meta:editing-cycles>10</meta:editing-cycles>
    <meta:generator>LibreOffice/4.2.8.2$Linux_X86_64 LibreOffice_project/420m0$Build-2</meta:generator>
    <meta:document-statistic meta:table-count="0" meta:image-count="0" meta:object-count="0" meta:page-count="1" meta:paragraph-count="75" meta:word-count="731" meta:character-count="5014" meta:non-whitespace-character-count="4359"/>
  </office:meta>
</office:document-meta>
</file>